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monospace" svg:font-family="monospace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0.5pt"/>
    </style:style>
    <style:style style:name="P2" style:family="paragraph" style:parent-style-name="Header">
      <style:text-properties officeooo:rsid="0007b512" officeooo:paragraph-rsid="0016f0cd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4" style:family="paragraph" style:parent-style-name="Preformatted_20_Text">
      <style:text-properties fo:color="#000000" style:font-name="DejaVu Sans Mono" fo:font-size="10.5pt" style:font-size-asian="10.5pt" style:font-size-complex="10.5pt"/>
    </style:style>
    <style:style style:name="P5" style:family="paragraph" style:parent-style-name="Preformatted_20_Text">
      <style:text-properties fo:color="#000000" style:font-name="DejaVu Sans Mono" fo:font-size="10.5pt" officeooo:rsid="001ca76a" officeooo:paragraph-rsid="001ca76a" style:font-size-asian="10.5pt" style:font-size-complex="10.5pt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"/>
    </style:style>
    <style:style style:name="P9" style:family="paragraph" style:parent-style-name="Standard">
      <style:text-properties style:font-name="sans-serif" fo:font-size="10.5pt" style:font-size-asian="10.5pt" style:font-size-complex="10.5pt"/>
    </style:style>
    <style:style style:name="P10" style:family="paragraph" style:parent-style-name="Standard">
      <style:text-properties style:font-name="sans-serif" fo:font-size="11pt" style:font-size-asian="11pt" style:font-size-complex="11pt"/>
    </style:style>
    <style:style style:name="P11" style:family="paragraph" style:parent-style-name="Standard">
      <style:text-properties style:font-name="monospace" fo:font-size="10.5pt" style:font-size-asian="10.5pt" style:font-size-complex="10.5pt"/>
    </style:style>
    <style:style style:name="P12" style:family="paragraph" style:parent-style-name="Standard">
      <style:text-properties style:font-name="monospace" fo:font-size="10.5pt" officeooo:rsid="001ca76a" officeooo:paragraph-rsid="001ca76a" style:font-size-asian="10.5pt" style:font-size-complex="10.5pt"/>
    </style:style>
    <style:style style:name="P13" style:family="paragraph" style:parent-style-name="Standard">
      <style:text-properties style:font-name="monospace" fo:font-size="10.5pt" officeooo:rsid="001e22f8" officeooo:paragraph-rsid="001e22f8" style:font-size-asian="10.5pt" style:font-size-complex="10.5pt"/>
    </style:style>
    <style:style style:name="T1" style:family="text">
      <style:text-properties style:font-name="sans-serif" fo:font-size="10.5pt"/>
    </style:style>
    <style:style style:name="T2" style:family="text">
      <style:text-properties style:font-name="sans-serif" fo:font-size="10.5pt" fo:font-weight="bold" officeooo:rsid="0016f0cd" style:font-weight-asian="bold" style:font-weight-complex="bold"/>
    </style:style>
    <style:style style:name="T3" style:family="text">
      <style:text-properties style:font-name="sans-serif" fo:font-size="10.5pt" fo:font-weight="bold" officeooo:rsid="001d6366" style:font-weight-asian="bold" style:font-weight-complex="bold"/>
    </style:style>
    <style:style style:name="T4" style:family="text">
      <style:text-properties style:font-name="sans-serif" fo:font-size="10.5pt" officeooo:rsid="0016f0cd"/>
    </style:style>
    <style:style style:name="T5" style:family="text">
      <style:text-properties style:font-name="sans-serif" fo:font-size="10.5pt" fo:font-weight="normal" officeooo:rsid="0016f0cd" style:font-weight-asian="normal" style:font-weight-complex="normal"/>
    </style:style>
    <style:style style:name="T6" style:family="text">
      <style:text-properties style:font-name="sans-serif" fo:font-size="10.5pt" officeooo:rsid="001ace3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6f0cd" style:font-weight-asian="bold" style:font-weight-complex="bold"/>
    </style:style>
    <style:style style:name="T9" style:family="text">
      <style:text-properties fo:color="#000080"/>
    </style:style>
    <style:style style:name="T10" style:family="text">
      <style:text-properties fo:color="#000080" fo:font-weight="bold"/>
    </style:style>
    <style:style style:name="T11" style:family="text">
      <style:text-properties fo:color="#000080" style:font-name="DejaVu Sans Mono" fo:font-weight="bold"/>
    </style:style>
    <style:style style:name="T12" style:family="text">
      <style:text-properties style:font-name="DejaVu Sans Mono"/>
    </style:style>
    <style:style style:name="T13" style:family="text">
      <style:text-properties style:font-name="DejaVu Sans Mono" fo:font-style="italic"/>
    </style:style>
    <style:style style:name="T14" style:family="text">
      <style:text-properties fo:color="#660e7a" style:font-name="DejaVu Sans Mono" fo:font-style="italic"/>
    </style:style>
    <style:style style:name="T15" style:family="text">
      <style:text-properties fo:color="#660e7a" style:font-name="DejaVu Sans Mono" fo:font-style="italic" fo:font-weight="bold"/>
    </style:style>
    <style:style style:name="T16" style:family="text">
      <style:text-properties fo:color="#660e7a" style:font-name="DejaVu Sans Mono" fo:font-weight="bold"/>
    </style:style>
    <style:style style:name="T17" style:family="text">
      <style:text-properties fo:color="#0000ff" style:font-name="DejaVu Sans Mono"/>
    </style:style>
    <style:style style:name="T18" style:family="text">
      <style:text-properties fo:color="#008000" style:font-name="DejaVu Sans Mono" fo:font-weight="bold"/>
    </style:style>
    <style:style style:name="T19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UT Info2 <text:span text:style-name="T7">201</text:span><text:span text:style-name="T8">6</text:span><text:span text:style-name="T7">/201</text:span><text:span text:style-name="T8">7</text:span></text:p>
      <text:p text:style-name="P2"><text:span text:style-name="T1">Date de rendu : </text:span><text:span text:style-name="T6">27</text:span><text:span text:style-name="T1"> / </text:span><text:span text:style-name="T4">09</text:span><text:span text:style-name="T1"> / 20</text:span><text:span text:style-name="T4">17</text:span></text:p>
      <text:p text:style-name="P2"><text:span text:style-name="T1">Groupe TD : </text:span><text:span text:style-name="T2">3</text:span><text:span text:style-name="T1"><text:tab/></text:span></text:p>
      <text:p text:style-name="P2"><text:span text:style-name="T5">Nom : </text:span><text:span text:style-name="T3">Lucas Détré – Arthur Guyader - </text:span><text:span text:style-name="T2">GICQUEL Antoine</text:span></text:p>
      <text:p text:style-name="P1"/>
      <text:p text:style-name="P10">TP3 : Mémoire</text:p>
      <text:p text:style-name="P10"/>
      <text:p text:style-name="P9">L’objectif du TP est de faire des mesures statistiques sur différentes techniques de</text:p>
      <text:p text:style-name="P9">gestion de cache mémoire.</text:p>
      <text:p text:style-name="P9">On prendra les valeurs suivantes :</text:p>
      <text:p text:style-name="P9">- C1 = 24 (taille mémoire en page)</text:p>
      <text:p text:style-name="P9">- C2 = 3 (taille du cache en page)</text:p>
      <text:p text:style-name="P9">- C3 = 128 (nombre d’accès de page)</text:p>
      <text:p text:style-name="P9">- C4 = 12 (nombre de test d’un algorithme)</text:p>
      <text:p text:style-name="P9"/>
      <text:p text:style-name="P9">Les programmes seront écrits en Java.</text:p>
      <text:p text:style-name="P9">On commencera par une réalisation par tirage aléatoire.</text:p>
      <text:p text:style-name="P9">Question : Écrivez une classe pour préparer les tests avec les caractéristiques suivantes :</text:p>
      <text:p text:style-name="P9">- un ensemble de numéros de pages (représentant la mémoire cache)</text:p>
      <text:p text:style-name="P9">- un constructeur paramétré pour limiter l’ensemble précédant (C2)</text:p>
      <text:p text:style-name="P9">- une méthode tirant un entier positif suivant une valeur limite (C1)</text:p>
      <text:p text:style-name="P9">- méthode de choix de page à supprimer. Elle prend en argument un numéro de</text:p>
      <text:p text:style-name="P9">page (C1) et vérifie qu’elle n’est pas en cache. Si elle l’est elle retourne -1 sinon</text:p>
      <text:p text:style-name="P9">elle tire une position de cache au hasard (inférieur à C2).</text:p>
      <text:p text:style-name="P9">- une méthode mettant à jour le cache si une page est à supprimer. Au départ les</text:p>
      <text:p text:style-name="P9">caches sont vides, il ne contiennent pas de numéro de page (valeur -1).</text:p>
      <text:p text:style-name="P9"/>
      <text:p text:style-name="P9">Donnez le code et les traces.</text:p>
      <text:p text:style-name="P9"/>
      <text:p text:style-name="P9">Réponse :</text:p>
      <text:p text:style-name="P12"/>
      <text:p text:style-name="P5"><text:span text:style-name="T10">import </text:span>cache.Aleatoire;</text:p>
      <text:p text:style-name="P3"><text:span text:style-name="T10">import </text:span>cache.FIFO;</text:p>
      <text:p text:style-name="P3"><text:span text:style-name="T10">import </text:span>cache.LRU;</text:p>
      <text:p text:style-name="P3"><text:span text:style-name="T10">import </text:span>java.util.Random;</text:p>
      <text:p text:style-name="P3"><text:span text:style-name="T10">public class </text:span>Lanceur {</text:p>
      <text:p text:style-name="P6"><text:s text:c="4"/><text:span text:style-name="T11">static public int </text:span><text:span text:style-name="T12">[] </text:span><text:span text:style-name="T14">tab</text:span><text:span text:style-name="T12">;</text:span></text:p>
      <text:p text:style-name="P6"><text:s text:c="4"/><text:span text:style-name="T11">static public int </text:span><text:span text:style-name="T12">[] </text:span><text:span text:style-name="T14">cache</text:span><text:span text:style-name="T12">;</text:span></text:p>
      <text:p text:style-name="P6"><text:s text:c="4"/><text:span text:style-name="T11">private static void </text:span><text:span text:style-name="T12">initValues() {</text:span></text:p>
      <text:p text:style-name="P6"><text:s text:c="8"/><text:span text:style-name="T14">tab </text:span><text:span text:style-name="T12">= </text:span><text:span text:style-name="T11">new int</text:span><text:span text:style-name="T12">[</text:span><text:span text:style-name="T17">24</text:span><text:span text:style-name="T12">];</text:span></text:p>
      <text:p text:style-name="P6"><text:s text:c="8"/><text:span text:style-name="T14">cache </text:span><text:span text:style-name="T12">= </text:span><text:span text:style-name="T11">new int </text:span><text:span text:style-name="T12">[</text:span><text:span text:style-name="T17">3</text:span><text:span text:style-name="T12">];</text:span></text:p>
      <text:p text:style-name="P6"><text:s text:c="8"/><text:span text:style-name="T11">for </text:span><text:span text:style-name="T12">(</text:span><text:span text:style-name="T11">int </text:span><text:span text:style-name="T12">i=</text:span><text:span text:style-name="T17">0</text:span><text:span text:style-name="T12">; i&lt;</text:span><text:span text:style-name="T14">tab</text:span><text:span text:style-name="T12">.</text:span><text:span text:style-name="T16">length</text:span><text:span text:style-name="T12">; i++) {</text:span></text:p>
      <text:p text:style-name="P6"><text:s text:c="12"/><text:span text:style-name="T14">tab</text:span><text:span text:style-name="T12">[i]=i+</text:span><text:span text:style-name="T17">1</text:span><text:span text:style-name="T12">;</text:span></text:p>
      <text:p text:style-name="P6"><text:s text:c="8"/><text:span text:style-name="T12">}</text:span></text:p>
      <text:p text:style-name="P6"><text:s text:c="8"/><text:span text:style-name="T11">for </text:span><text:span text:style-name="T12">(</text:span><text:span text:style-name="T11">int </text:span><text:span text:style-name="T12">i=</text:span><text:span text:style-name="T17">0</text:span><text:span text:style-name="T12">; i&lt;</text:span><text:span text:style-name="T14">cache</text:span><text:span text:style-name="T12">.</text:span><text:span text:style-name="T16">length</text:span><text:span text:style-name="T12">; i++) {</text:span></text:p>
      <text:p text:style-name="P6"><text:s text:c="12"/><text:span text:style-name="T14">tab</text:span><text:span text:style-name="T12">[i]=-</text:span><text:span text:style-name="T17">1</text:span><text:span text:style-name="T12">;</text:span></text:p>
      <text:p text:style-name="P6"><text:s text:c="8"/><text:span text:style-name="T12">}</text:span></text:p>
      <text:p text:style-name="P6"><text:s text:c="4"/><text:span text:style-name="T12">}</text:span></text:p>
      <text:p text:style-name="P6"><text:s text:c="3"/></text:p>
      <text:p text:style-name="P6"><text:s text:c="3"/><text:span text:style-name="T11">public static void </text:span><text:span text:style-name="T12">main (String[] args) {</text:span></text:p>
      <text:p text:style-name="P6"><text:s text:c="8"/><text:span text:style-name="T12">System.</text:span><text:span text:style-name="T15">out</text:span><text:span text:style-name="T12">.println(</text:span><text:span text:style-name="T18">"Test 12x FIFO : "</text:span><text:span text:style-name="T12">);</text:span></text:p>
      <text:p text:style-name="P6"><text:s text:c="8"/><text:span text:style-name="T11">long </text:span><text:span text:style-name="T12">deltaT = </text:span><text:span text:style-name="T17">0</text:span><text:span text:style-name="T12">;</text:span></text:p>
      <text:p text:style-name="P6"><text:s text:c="8"/><text:span text:style-name="T11">for</text:span><text:span text:style-name="T12">(</text:span><text:span text:style-name="T11">int </text:span><text:span text:style-name="T12">i = </text:span><text:span text:style-name="T17">0</text:span><text:span text:style-name="T12">; i &lt; </text:span><text:span text:style-name="T17">12</text:span><text:span text:style-name="T12">; i++) {</text:span></text:p>
      <text:p text:style-name="P6"><text:s text:c="12"/><text:span text:style-name="T13">initValues</text:span><text:span text:style-name="T12">();</text:span></text:p>
      <text:p text:style-name="P6"><text:s text:c="12"/><text:span text:style-name="T12">deltaT += </text:span><text:span text:style-name="T13">testFIFO</text:span><text:span text:style-name="T12">(</text:span><text:span text:style-name="T14">cache</text:span><text:span text:style-name="T12">, </text:span><text:span text:style-name="T14">tab</text:span><text:span text:style-name="T12">);</text:span></text:p>
      <text:p text:style-name="P6"><text:s text:c="8"/><text:span text:style-name="T12">}</text:span></text:p>
      <text:p text:style-name="P6"><text:s text:c="8"/><text:span text:style-name="T12">deltaT = deltaT / </text:span><text:span text:style-name="T17">12</text:span><text:span text:style-name="T12">;</text:span></text:p>
      <text:p text:style-name="P6"><text:s text:c="8"/><text:span text:style-name="T12">System.</text:span><text:span text:style-name="T15">out</text:span><text:span text:style-name="T12">.println(</text:span><text:span text:style-name="T18">"Temps moyen (en ms) = " </text:span><text:span text:style-name="T12">+ deltaT);</text:span></text:p>
      <text:p text:style-name="P6"><text:s text:c="8"/><text:span text:style-name="T12">System.</text:span><text:span text:style-name="T15">out</text:span><text:span text:style-name="T12">.println(</text:span><text:span text:style-name="T18">"</text:span><text:span text:style-name="T11">\n</text:span><text:span text:style-name="T18">Test 12x LRU : "</text:span><text:span text:style-name="T12">);</text:span></text:p>
      <text:p text:style-name="P6"><text:s text:c="8"/><text:span text:style-name="T12">deltaT = </text:span><text:span text:style-name="T17">0</text:span><text:span text:style-name="T12">;</text:span></text:p>
      <text:p text:style-name="P6"><text:soft-page-break/><text:s text:c="8"/><text:span text:style-name="T11">for</text:span><text:span text:style-name="T12">(</text:span><text:span text:style-name="T11">int </text:span><text:span text:style-name="T12">i = </text:span><text:span text:style-name="T17">0</text:span><text:span text:style-name="T12">; i &lt; </text:span><text:span text:style-name="T17">12</text:span><text:span text:style-name="T12">; i++) {</text:span></text:p>
      <text:p text:style-name="P6"><text:s text:c="12"/><text:span text:style-name="T13">initValues</text:span><text:span text:style-name="T12">();</text:span></text:p>
      <text:p text:style-name="P6"><text:s text:c="12"/><text:span text:style-name="T12">deltaT += </text:span><text:span text:style-name="T13">testLRU</text:span><text:span text:style-name="T12">(</text:span><text:span text:style-name="T14">cache</text:span><text:span text:style-name="T12">, </text:span><text:span text:style-name="T14">tab</text:span><text:span text:style-name="T12">);</text:span></text:p>
      <text:p text:style-name="P6"><text:s text:c="8"/><text:span text:style-name="T12">}</text:span></text:p>
      <text:p text:style-name="P6"><text:s text:c="8"/><text:span text:style-name="T12">deltaT = deltaT / </text:span><text:span text:style-name="T17">12</text:span><text:span text:style-name="T12">;</text:span></text:p>
      <text:p text:style-name="P6"><text:s text:c="8"/><text:span text:style-name="T12">System.</text:span><text:span text:style-name="T15">out</text:span><text:span text:style-name="T12">.println(</text:span><text:span text:style-name="T18">"Temps moyen (en ms) = " </text:span><text:span text:style-name="T12">+ deltaT);</text:span></text:p>
      <text:p text:style-name="P6"><text:s text:c="8"/><text:span text:style-name="T12">System.</text:span><text:span text:style-name="T15">out</text:span><text:span text:style-name="T12">.println(</text:span><text:span text:style-name="T18">"</text:span><text:span text:style-name="T11">\n</text:span><text:span text:style-name="T18">Test 12x Alea : "</text:span><text:span text:style-name="T12">);</text:span></text:p>
      <text:p text:style-name="P6"><text:s text:c="8"/><text:span text:style-name="T12">deltaT = </text:span><text:span text:style-name="T17">0</text:span><text:span text:style-name="T12">;</text:span></text:p>
      <text:p text:style-name="P6"><text:s text:c="8"/><text:span text:style-name="T11">for</text:span><text:span text:style-name="T12">(</text:span><text:span text:style-name="T11">int </text:span><text:span text:style-name="T12">i = </text:span><text:span text:style-name="T17">0</text:span><text:span text:style-name="T12">; i &lt; </text:span><text:span text:style-name="T17">12</text:span><text:span text:style-name="T12">; i++) {</text:span></text:p>
      <text:p text:style-name="P6"><text:s text:c="12"/><text:span text:style-name="T13">initValues</text:span><text:span text:style-name="T12">();</text:span></text:p>
      <text:p text:style-name="P6"><text:s text:c="12"/><text:span text:style-name="T12">deltaT += </text:span><text:span text:style-name="T13">testAlea</text:span><text:span text:style-name="T12">(</text:span><text:span text:style-name="T14">cache</text:span><text:span text:style-name="T12">, </text:span><text:span text:style-name="T14">tab</text:span><text:span text:style-name="T12">);</text:span></text:p>
      <text:p text:style-name="P6"><text:s text:c="8"/><text:span text:style-name="T12">}</text:span></text:p>
      <text:p text:style-name="P6"><text:s text:c="8"/><text:span text:style-name="T12">deltaT = deltaT / </text:span><text:span text:style-name="T17">12</text:span><text:span text:style-name="T12">;</text:span></text:p>
      <text:p text:style-name="P6"><text:s text:c="8"/><text:span text:style-name="T12">System.</text:span><text:span text:style-name="T15">out</text:span><text:span text:style-name="T12">.println(</text:span><text:span text:style-name="T18">"Temps moyen (en ms) = " </text:span><text:span text:style-name="T12">+ deltaT);</text:span></text:p>
      <text:p text:style-name="P6"><text:s text:c="3"/><text:span text:style-name="T12">}</text:span></text:p>
      <text:p text:style-name="P6"><text:s text:c="3"/><text:span text:style-name="T11">private static long </text:span><text:span text:style-name="T12">testFIFO(</text:span><text:span text:style-name="T11">int </text:span><text:span text:style-name="T12">cache[], </text:span><text:span text:style-name="T11">int </text:span><text:span text:style-name="T12">tab[]) {</text:span></text:p>
      <text:p text:style-name="P6"><text:s text:c="8"/><text:span text:style-name="T12">CalculeEfficacite calculeEfficacite = </text:span><text:span text:style-name="T11">new </text:span><text:span text:style-name="T12">CalculeEfficacite();</text:span></text:p>
      <text:p text:style-name="P6"><text:s text:c="8"/><text:span text:style-name="T12">calculeEfficacite.start();</text:span></text:p>
      <text:p text:style-name="P6"><text:s text:c="8"/><text:span text:style-name="T12">FIFO algo = </text:span><text:span text:style-name="T11">new </text:span><text:span text:style-name="T12">FIFO();</text:span></text:p>
      <text:p text:style-name="P6"><text:s text:c="8"/><text:span text:style-name="T11">for</text:span><text:span text:style-name="T12">(</text:span><text:span text:style-name="T11">int </text:span><text:span text:style-name="T12">i = </text:span><text:span text:style-name="T17">0</text:span><text:span text:style-name="T12">; i &lt; </text:span><text:span text:style-name="T17">128</text:span><text:span text:style-name="T12">; i++) {</text:span></text:p>
      <text:p text:style-name="P6"><text:s text:c="12"/><text:span text:style-name="T12">algo.placer(cache, </text:span><text:span text:style-name="T11">new </text:span><text:span text:style-name="T12">Random().nextInt(tab.</text:span><text:span text:style-name="T16">length</text:span><text:span text:style-name="T12">));</text:span></text:p>
      <text:p text:style-name="P6"><text:s text:c="8"/><text:span text:style-name="T12">}</text:span></text:p>
      <text:p text:style-name="P6"><text:s text:c="8"/><text:span text:style-name="T12">calculeEfficacite.end();</text:span></text:p>
      <text:p text:style-name="P6"><text:s text:c="8"/><text:span text:style-name="T11">return </text:span><text:span text:style-name="T12">calculeEfficacite.calc();</text:span></text:p>
      <text:p text:style-name="P6"><text:s text:c="4"/><text:span text:style-name="T12">}</text:span></text:p>
      <text:p text:style-name="P6"><text:s text:c="4"/><text:span text:style-name="T11">private static long </text:span><text:span text:style-name="T12">testLRU(</text:span><text:span text:style-name="T11">int </text:span><text:span text:style-name="T12">cache[], </text:span><text:span text:style-name="T11">int </text:span><text:span text:style-name="T12">tab[]) {</text:span></text:p>
      <text:p text:style-name="P6"><text:s text:c="8"/><text:span text:style-name="T12">CalculeEfficacite calculeEfficacite = </text:span><text:span text:style-name="T11">new </text:span><text:span text:style-name="T12">CalculeEfficacite();</text:span></text:p>
      <text:p text:style-name="P6"><text:s text:c="8"/><text:span text:style-name="T12">calculeEfficacite.start();</text:span></text:p>
      <text:p text:style-name="P6"><text:s text:c="8"/><text:span text:style-name="T12">LRU algo = </text:span><text:span text:style-name="T11">new </text:span><text:span text:style-name="T12">LRU(cache);</text:span></text:p>
      <text:p text:style-name="P6"><text:s text:c="8"/><text:span text:style-name="T11">for</text:span><text:span text:style-name="T12">(</text:span><text:span text:style-name="T11">int </text:span><text:span text:style-name="T12">i = </text:span><text:span text:style-name="T17">0</text:span><text:span text:style-name="T12">; i &lt; </text:span><text:span text:style-name="T17">128</text:span><text:span text:style-name="T12">; i++) {</text:span></text:p>
      <text:p text:style-name="P6"><text:s text:c="12"/><text:span text:style-name="T12">algo.placer(</text:span><text:span text:style-name="T11">new </text:span><text:span text:style-name="T12">Random().nextInt(tab.</text:span><text:span text:style-name="T16">length</text:span><text:span text:style-name="T12">));</text:span></text:p>
      <text:p text:style-name="P6"><text:s text:c="8"/><text:span text:style-name="T12">}</text:span></text:p>
      <text:p text:style-name="P6"><text:s text:c="8"/><text:span text:style-name="T12">calculeEfficacite.end();</text:span></text:p>
      <text:p text:style-name="P6"><text:s text:c="8"/><text:span text:style-name="T11">return </text:span><text:span text:style-name="T12">calculeEfficacite.calc();</text:span></text:p>
      <text:p text:style-name="P6"><text:s text:c="4"/><text:span text:style-name="T12">}</text:span></text:p>
      <text:p text:style-name="P6"><text:s text:c="4"/><text:span text:style-name="T11">private static long </text:span><text:span text:style-name="T12">testAlea(</text:span><text:span text:style-name="T11">int </text:span><text:span text:style-name="T12">cache[], </text:span><text:span text:style-name="T11">int </text:span><text:span text:style-name="T12">tab[]) {</text:span></text:p>
      <text:p text:style-name="P6"><text:s text:c="8"/><text:span text:style-name="T12">CalculeEfficacite calculeEfficacite = </text:span><text:span text:style-name="T11">new </text:span><text:span text:style-name="T12">CalculeEfficacite();</text:span></text:p>
      <text:p text:style-name="P6"><text:s text:c="8"/><text:span text:style-name="T12">calculeEfficacite.start();</text:span></text:p>
      <text:p text:style-name="P6"><text:s text:c="8"/><text:span text:style-name="T12">Aleatoire algo = </text:span><text:span text:style-name="T11">new </text:span><text:span text:style-name="T12">Aleatoire();</text:span></text:p>
      <text:p text:style-name="P6"><text:s text:c="8"/><text:span text:style-name="T11">for</text:span><text:span text:style-name="T12">(</text:span><text:span text:style-name="T11">int </text:span><text:span text:style-name="T12">i = </text:span><text:span text:style-name="T17">0</text:span><text:span text:style-name="T12">; i &lt; </text:span><text:span text:style-name="T17">128</text:span><text:span text:style-name="T12">; i++) {</text:span></text:p>
      <text:p text:style-name="P6"><text:s text:c="12"/><text:span text:style-name="T12">algo.placer(cache, </text:span><text:span text:style-name="T11">new </text:span><text:span text:style-name="T12">Random().nextInt(tab.</text:span><text:span text:style-name="T16">length</text:span><text:span text:style-name="T12">));</text:span></text:p>
      <text:p text:style-name="P6"><text:s text:c="8"/><text:span text:style-name="T12">}</text:span></text:p>
      <text:p text:style-name="P6"><text:s text:c="8"/><text:span text:style-name="T12">calculeEfficacite.end();</text:span></text:p>
      <text:p text:style-name="P6"><text:s text:c="8"/><text:span text:style-name="T11">return </text:span><text:span text:style-name="T12">calculeEfficacite.calc();</text:span></text:p>
      <text:p text:style-name="P6"><text:s text:c="4"/><text:span text:style-name="T12">}</text:span></text:p>
      <text:p text:style-name="P6"><text:s text:c="3"/></text:p>
      <text:p text:style-name="P6"><text:s text:c="3"/></text:p>
      <text:p text:style-name="P7">}</text:p>
      <text:p text:style-name="P12"/>
      <text:p text:style-name="P12"/>
      <text:p text:style-name="P9"/>
      <text:p text:style-name="P9">Question : Ajoutez une fonction de test qui réalise C3 demande de pages consécutives</text:p>
      <text:p text:style-name="P9">et qui compte le nombre de défauts de page (donc différent de -1). Le taux de défauts</text:p>
      <text:p text:style-name="P9">de page est le nombre de défaut sur le nombre de demandes.</text:p>
      <text:p text:style-name="P9">Donnez le code et des traces.</text:p>
      <text:p text:style-name="P9"/>
      <text:p text:style-name="P9">Réponse :</text:p>
      <text:p text:style-name="P11">-</text:p>
      <text:p text:style-name="P9"/>
      <text:p text:style-name="P9">Question : Faites une mesure statistique du taux de défaut de page en répétant C4</text:p>
      <text:p text:style-name="P9"><text:soft-page-break/>fois l’opération. Vous retirerez la valeur minimum et maximum avant de donner la</text:p>
      <text:p text:style-name="P9">moyenne.</text:p>
      <text:p text:style-name="P9">Donnez le code et des traces.</text:p>
      <text:p text:style-name="P9"/>
      <text:p text:style-name="P9">Réponse :</text:p>
      <text:p text:style-name="P11">-</text:p>
      <text:p text:style-name="P9"/>
      <text:p text:style-name="P9">Question : Dérivez la classe pour implanter l’algorithme FIFO.</text:p>
      <text:p text:style-name="P9">Donnez le code et les traces.</text:p>
      <text:p text:style-name="P9"/>
      <text:p text:style-name="P9">Réponse :</text:p>
      <text:p text:style-name="P11"/>
      <text:p text:style-name="P4"><text:span text:style-name="T10">package </text:span>cache;</text:p>
      <text:p text:style-name="P3"><text:span text:style-name="T10">public class </text:span>FIFO {</text:p>
      <text:p text:style-name="P6"><text:s text:c="4"/><text:span text:style-name="T11">private int </text:span><text:span text:style-name="T16">indiceCache</text:span><text:span text:style-name="T12">;</text:span></text:p>
      <text:p text:style-name="P6"><text:s text:c="4"/><text:span text:style-name="T11">public </text:span><text:span text:style-name="T12">FIFO() {</text:span></text:p>
      <text:p text:style-name="P6"><text:s text:c="8"/><text:span text:style-name="T16">indiceCache </text:span><text:span text:style-name="T12">= </text:span><text:span text:style-name="T17">0</text:span><text:span text:style-name="T12">;</text:span></text:p>
      <text:p text:style-name="P6"><text:s text:c="4"/><text:span text:style-name="T12">}</text:span></text:p>
      <text:p text:style-name="P6"><text:s text:c="4"/><text:span text:style-name="T11">public void </text:span><text:span text:style-name="T12">placer(</text:span><text:span text:style-name="T11">int</text:span><text:span text:style-name="T12">[] cache, </text:span><text:span text:style-name="T11">int </text:span><text:span text:style-name="T12">number) {</text:span></text:p>
      <text:p text:style-name="P6"><text:s text:c="8"/><text:span text:style-name="T11">boolean </text:span><text:span text:style-name="T12">exist = </text:span><text:span text:style-name="T11">false</text:span><text:span text:style-name="T12">;</text:span></text:p>
      <text:p text:style-name="P6"><text:s text:c="8"/><text:span text:style-name="T11">for</text:span><text:span text:style-name="T12">(</text:span><text:span text:style-name="T11">int </text:span><text:span text:style-name="T12">i = </text:span><text:span text:style-name="T17">0</text:span><text:span text:style-name="T12">; i &lt; cache.</text:span><text:span text:style-name="T16">length</text:span><text:span text:style-name="T12">; i++) {</text:span></text:p>
      <text:p text:style-name="P6"><text:s text:c="12"/><text:span text:style-name="T11">if</text:span><text:span text:style-name="T12">(cache[i] == number) {</text:span></text:p>
      <text:p text:style-name="P6"><text:s text:c="16"/><text:span text:style-name="T12">exist = </text:span><text:span text:style-name="T11">true</text:span><text:span text:style-name="T12">;</text:span></text:p>
      <text:p text:style-name="P6"><text:s text:c="12"/><text:span text:style-name="T12">}</text:span></text:p>
      <text:p text:style-name="P6"><text:s text:c="8"/><text:span text:style-name="T12">}</text:span></text:p>
      <text:p text:style-name="P6"><text:s text:c="8"/><text:span text:style-name="T11">if</text:span><text:span text:style-name="T12">(!exist) {</text:span></text:p>
      <text:p text:style-name="P6"><text:s text:c="12"/><text:span text:style-name="T12">cache[</text:span><text:span text:style-name="T16">indiceCache</text:span><text:span text:style-name="T12">] = number;</text:span></text:p>
      <text:p text:style-name="P6"><text:s text:c="12"/><text:span text:style-name="T11">if</text:span><text:span text:style-name="T12">(</text:span><text:span text:style-name="T16">indiceCache </text:span><text:span text:style-name="T12">== </text:span><text:span text:style-name="T17">2</text:span><text:span text:style-name="T12">)</text:span></text:p>
      <text:p text:style-name="P6"><text:s text:c="16"/><text:span text:style-name="T16">indiceCache </text:span><text:span text:style-name="T12">= </text:span><text:span text:style-name="T17">0</text:span><text:span text:style-name="T12">;</text:span></text:p>
      <text:p text:style-name="P6"><text:s text:c="12"/><text:span text:style-name="T11">else</text:span></text:p>
      <text:p text:style-name="P6"><text:span text:style-name="T9"><text:s text:c="16"/></text:span><text:span text:style-name="T16">indiceCache</text:span><text:span text:style-name="T12">++;</text:span></text:p>
      <text:p text:style-name="P6"><text:s text:c="8"/><text:span text:style-name="T12">}</text:span></text:p>
      <text:p text:style-name="P6"><text:s text:c="4"/><text:span text:style-name="T12">}</text:span></text:p>
      <text:p text:style-name="P8"><text:span text:style-name="T19">}</text:span></text:p>
      <text:p text:style-name="P9"/>
      <text:p text:style-name="P9">Question : Dérivez la classe pour implanter l’algorithme LRU.</text:p>
      <text:p text:style-name="P9">Donnez le code et les traces.</text:p>
      <text:p text:style-name="P9"/>
      <text:p text:style-name="P9">Réponse :</text:p>
      <text:p text:style-name="P11"/>
      <text:p text:style-name="P4"><text:span text:style-name="T10">package </text:span>cache;</text:p>
      <text:p text:style-name="P3"><text:span text:style-name="T10">public class </text:span>LRU {</text:p>
      <text:p text:style-name="P6"><text:s text:c="3"/><text:span text:style-name="T11">private int</text:span><text:span text:style-name="T12">[] </text:span><text:span text:style-name="T16">cache</text:span><text:span text:style-name="T12">;</text:span></text:p>
      <text:p text:style-name="P6"><text:s text:c="3"/><text:span text:style-name="T11">private int</text:span><text:span text:style-name="T12">[] </text:span><text:span text:style-name="T16">nbOccurence</text:span><text:span text:style-name="T12">;</text:span></text:p>
      <text:p text:style-name="P6"><text:s text:c="3"/></text:p>
      <text:p text:style-name="P6"><text:s text:c="3"/><text:span text:style-name="T11">public </text:span><text:span text:style-name="T12">LRU(</text:span><text:span text:style-name="T11">int</text:span><text:span text:style-name="T12">[] cache) {</text:span></text:p>
      <text:p text:style-name="P6"><text:s text:c="6"/><text:span text:style-name="T11">this</text:span><text:span text:style-name="T12">.</text:span><text:span text:style-name="T16">cache</text:span><text:span text:style-name="T12">=cache;</text:span></text:p>
      <text:p text:style-name="P6"><text:s text:c="6"/><text:span text:style-name="T16">nbOccurence </text:span><text:span text:style-name="T12">= </text:span><text:span text:style-name="T11">new int</text:span><text:span text:style-name="T12">[cache.</text:span><text:span text:style-name="T16">length</text:span><text:span text:style-name="T12">];</text:span></text:p>
      <text:p text:style-name="P6"><text:s text:c="3"/><text:span text:style-name="T12">}</text:span></text:p>
      <text:p text:style-name="P6"><text:s text:c="3"/></text:p>
      <text:p text:style-name="P6"><text:s text:c="3"/></text:p>
      <text:p text:style-name="P6"><text:s text:c="3"/><text:span text:style-name="T11">public void </text:span><text:span text:style-name="T12">placer(</text:span><text:span text:style-name="T11">int </text:span><text:span text:style-name="T12">val) {</text:span></text:p>
      <text:p text:style-name="P6"><text:s text:c="6"/><text:span text:style-name="T11">boolean </text:span><text:span text:style-name="T12">placer = </text:span><text:span text:style-name="T11">false</text:span><text:span text:style-name="T12">;</text:span></text:p>
      <text:p text:style-name="P6"><text:s text:c="6"/><text:span text:style-name="T11">for</text:span><text:span text:style-name="T12">(</text:span><text:span text:style-name="T11">int </text:span><text:span text:style-name="T12">i = </text:span><text:span text:style-name="T17">0</text:span><text:span text:style-name="T12">;i&lt;</text:span><text:span text:style-name="T16">cache</text:span><text:span text:style-name="T12">.</text:span><text:span text:style-name="T16">length </text:span><text:span text:style-name="T12">&amp;&amp; !placer;i++) {</text:span></text:p>
      <text:p text:style-name="P6"><text:s text:c="9"/><text:span text:style-name="T11">if</text:span><text:span text:style-name="T12">(val==</text:span><text:span text:style-name="T16">cache</text:span><text:span text:style-name="T12">[i]) {</text:span></text:p>
      <text:p text:style-name="P6"><text:s text:c="12"/><text:span text:style-name="T12">placer = </text:span><text:span text:style-name="T11">true</text:span><text:span text:style-name="T12">;</text:span></text:p>
      <text:p text:style-name="P6"><text:s text:c="12"/><text:span text:style-name="T16">nbOccurence</text:span><text:span text:style-name="T12">[i]++;</text:span></text:p>
      <text:p text:style-name="P6"><text:s text:c="9"/><text:span text:style-name="T12">}</text:span></text:p>
      <text:p text:style-name="P6"><text:s text:c="6"/><text:span text:style-name="T12">}</text:span></text:p>
      <text:p text:style-name="P6"><text:s text:c="6"/></text:p>
      <text:p text:style-name="P6"><text:soft-page-break/><text:s text:c="6"/><text:span text:style-name="T11">if</text:span><text:span text:style-name="T12">(!placer) {</text:span></text:p>
      <text:p text:style-name="P6"><text:s text:c="9"/><text:span text:style-name="T11">int </text:span><text:span text:style-name="T12">min = </text:span><text:span text:style-name="T16">nbOccurence</text:span><text:span text:style-name="T12">[</text:span><text:span text:style-name="T17">0</text:span><text:span text:style-name="T12">];</text:span></text:p>
      <text:p text:style-name="P6"><text:s text:c="9"/><text:span text:style-name="T11">int </text:span><text:span text:style-name="T12">posMin = </text:span><text:span text:style-name="T17">0</text:span><text:span text:style-name="T12">;</text:span></text:p>
      <text:p text:style-name="P6"><text:s text:c="9"/><text:span text:style-name="T11">for</text:span><text:span text:style-name="T12">(</text:span><text:span text:style-name="T11">int </text:span><text:span text:style-name="T12">i = </text:span><text:span text:style-name="T17">1</text:span><text:span text:style-name="T12">;i&lt;</text:span><text:span text:style-name="T16">nbOccurence</text:span><text:span text:style-name="T12">.</text:span><text:span text:style-name="T16">length</text:span><text:span text:style-name="T12">;i++) {</text:span></text:p>
      <text:p text:style-name="P6"><text:s text:c="12"/><text:span text:style-name="T11">if</text:span><text:span text:style-name="T12">(</text:span><text:span text:style-name="T16">nbOccurence</text:span><text:span text:style-name="T12">[i]&lt;min) {</text:span></text:p>
      <text:p text:style-name="P6"><text:s text:c="15"/><text:span text:style-name="T12">min = </text:span><text:span text:style-name="T16">nbOccurence</text:span><text:span text:style-name="T12">[i];</text:span></text:p>
      <text:p text:style-name="P6"><text:s text:c="15"/><text:span text:style-name="T12">posMin=i;</text:span></text:p>
      <text:p text:style-name="P6"><text:s text:c="12"/><text:span text:style-name="T12">}</text:span></text:p>
      <text:p text:style-name="P6"><text:s text:c="9"/><text:span text:style-name="T12">}</text:span></text:p>
      <text:p text:style-name="P6"><text:s text:c="9"/></text:p>
      <text:p text:style-name="P6"><text:s text:c="9"/><text:span text:style-name="T16">cache</text:span><text:span text:style-name="T12">[posMin]=val;</text:span></text:p>
      <text:p text:style-name="P6"><text:s text:c="12"/><text:span text:style-name="T16">nbOccurence</text:span><text:span text:style-name="T12">[posMin]++;</text:span></text:p>
      <text:p text:style-name="P6"><text:s text:c="9"/><text:span text:style-name="T12">placer=</text:span><text:span text:style-name="T11">true</text:span><text:span text:style-name="T12">;</text:span></text:p>
      <text:p text:style-name="P6"><text:s text:c="6"/><text:span text:style-name="T12">} <text:s/></text:span></text:p>
      <text:p text:style-name="P6"><text:s text:c="3"/><text:span text:style-name="T12">}</text:span> <text:s/></text:p>
      <text:p text:style-name="P7">}</text:p>
      <text:p text:style-name="P11"/>
      <text:p text:style-name="P9"/>
      <text:p text:style-name="P9">Question : Comparez les résultats</text:p>
      <text:p text:style-name="P9">Réponse :</text:p>
      <text:p text:style-name="P13">Test 12x FIFO : </text:p>
      <text:p text:style-name="P13">Temps moyen (en ms) = 405</text:p>
      <text:p text:style-name="P13"/>
      <text:p text:style-name="P13">Test 12x LRU : </text:p>
      <text:p text:style-name="P13">Temps moyen (en ms) = 152</text:p>
      <text:p text:style-name="P13"/>
      <text:p text:style-name="P13">Test 12x Alea : </text:p>
      <text:p text:style-name="P13">Temps moyen (en ms) = 113</text:p>
      <text:p text:style-name="P13"/>
      <text:p text:style-name="P13">LRU est globalement plus rapide mais le aléatoire a de très bon résultats lorsqu’il y a peu de valeur.</text:p>
      <text:p text:style-name="P9"/>
      <text:p text:style-name="P9">Question : Refaites les tests avec C2 = 4. Comparez les résultats.</text:p>
      <text:p text:style-name="P9">Réponse :</text:p>
      <text:p text:style-name="P11"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monospace" svg:font-family="monospace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1:40:05.986930845</meta:creation-date>
    <dc:date>2017-09-27T12:47:12.458808331</dc:date>
    <meta:editing-duration>PT1H40M15S</meta:editing-duration>
    <meta:editing-cycles>8</meta:editing-cycles>
    <meta:generator>LibreOffice/5.3.6.1$Linux_X86_64 LibreOffice_project/30$Build-1</meta:generator>
    <meta:document-statistic meta:table-count="0" meta:image-count="0" meta:object-count="0" meta:page-count="4" meta:paragraph-count="190" meta:word-count="834" meta:character-count="5929" meta:non-whitespace-character-count="4300"/>
  </office:meta>
</office:document-meta>
</file>